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1" svg:font-family="'Bitstream Vera Sans'" style:font-family-generic="swiss"/>
    <style:font-face style:name="DejaVu Sans Mono" svg:font-family="'DejaVu Sans Mono'" style:font-family-generic="modern" style:font-pitch="fixed"/>
    <style:font-face style:name="Source Han Sans HW SC" svg:font-family="'Source Han Sans HW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va 3. Web Service</text:h>
      <text:p text:style-name="Text_20_body">Scrivere un web service che espone l’interfaccia<text:line-break/><text:span text:style-name="Source_20_Text">double computeForce(double f, double m, double a)</text:span><text:line-break/>per il calcolo di uno dei tre fattori dalla seconda legge F=m*a. </text:p>
      <text:p text:style-name="Text_20_body">Uno solo dei parametri deve essere 0.0, per indicare quale parametro calcolare. </text:p>
      <text:p text:style-name="Text_20_body">I restanti due sono i valori numerici (diversi da zero) per calcolarlo. </text:p>
      <text:p text:style-name="Text_20_body">Esempio. Invocando <text:span text:style-name="Source_20_Text">computeForce(20.2, 0.0, 9.81)</text:span> va calcolato il valore di <text:span text:style-name="Source_20_Text">m</text:span> a partire dal valore di <text:span text:style-name="Source_20_Text">F</text:span> e <text:span text:style-name="Source_20_Text">a</text:span>. </text:p>
      <text:p text:style-name="Text_20_body">Ignorare le unità di misura. </text:p>
      <text:p text:style-name="Text_20_body">Tempo a disposizione: 30 minuti. </text:p>
      <text:h text:style-name="Heading_20_2" text:outline-level="2">Prova 4. Servlet</text:h>
      <text:p text:style-name="Text_20_body">Scrivere una servlet per interrogare e ricevere la risposta dal servizio dell’esercizio n.4. </text:p>
      <text:p text:style-name="Text_20_body">Tempo a disposizione: 30 minuti. 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1" svg:font-family="'Bitstream Vera Sans'" style:font-family-generic="swiss"/>
    <style:font-face style:name="DejaVu Sans Mono" svg:font-family="'DejaVu Sans Mono'" style:font-family-generic="modern" style:font-pitch="fixed"/>
    <style:font-face style:name="Source Han Sans HW SC" svg:font-family="'Source Han Sans HW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Source Han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Source Han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DejaVu Serif" fo:font-family="'DejaVu Serif'" style:font-family-generic="roman" style:font-pitch="variable" fo:font-size="18pt" fo:font-weight="bold" style:font-name-asian="Source Han Sans" style:font-family-asian="'Source Han Sans'" style:font-family-generic-asian="system" style:font-pitch-asian="variable" style:font-size-asian="18pt" style:font-weight-asian="bold" style:font-name-complex="Bitstream Vera Sans" style:font-family-complex="'Bitstream Ver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Source Han Sans HW SC" style:font-family-asian="'Source Han Sans HW SC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12:10:08.454215764</meta:creation-date>
    <dc:date>2019-12-09T12:10:29.675814959</dc:date>
    <meta:editing-duration>PT22S</meta:editing-duration>
    <meta:editing-cycles>1</meta:editing-cycles>
    <meta:document-statistic meta:table-count="0" meta:image-count="0" meta:object-count="0" meta:page-count="1" meta:paragraph-count="10" meta:word-count="104" meta:character-count="648" meta:non-whitespace-character-count="546"/>
    <meta:generator>LibreOffice/6.3.3.2.0$Linux_X86_64 LibreOffice_project/30$Build-2</meta:generator>
  </office:meta>
</office:document-meta>
</file>